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Heading_20_1">
      <style:text-properties style:language-asian="ja" style:country-asian="JP"/>
    </style:style>
    <style:style style:name="P10" style:family="paragraph" style:parent-style-name="Heading_20_1">
      <style:paragraph-properties fo:break-before="page"/>
    </style:style>
    <style:style style:name="P11"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12" style:family="paragraph" style:parent-style-name="Heading_20_3">
      <style:text-properties style:font-name-asian="verdana" style:font-style-asian="normal"/>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Standard" style:list-style-name="L1">
      <style:text-properties style:language-asian="ja" style:country-asian="JP"/>
    </style:style>
    <style:style style:name="P17" style:family="paragraph" style:parent-style-name="Standard" style:list-style-name="L2">
      <style:text-properties style:language-asian="ja" style:country-asian="JP"/>
    </style:style>
    <style:style style:name="P18" style:family="paragraph" style:parent-style-name="Standard" style:list-style-name="L3">
      <style:text-properties style:language-asian="ja" style:country-asian="JP"/>
    </style:style>
    <style:style style:name="P19" style:family="paragraph" style:parent-style-name="Standard" style:list-style-name="L4">
      <style:text-properties style:language-asian="ja" style:country-asian="JP"/>
    </style:style>
    <style:style style:name="P20" style:family="paragraph" style:parent-style-name="Standard" style:list-style-name="L5">
      <style:text-properties style:language-asian="ja" style:country-asian="JP"/>
    </style:style>
    <style:style style:name="P21" style:family="paragraph" style:parent-style-name="Standard" style:list-style-name="L6">
      <style:text-properties style:language-asian="ja" style:country-asian="JP"/>
    </style:style>
    <style:style style:name="P22" style:family="paragraph" style:parent-style-name="Standard" style:list-style-name="L7">
      <style:text-properties style:language-asian="ja" style:country-asian="JP"/>
    </style:style>
    <style:style style:name="P23" style:family="paragraph" style:parent-style-name="Standard" style:list-style-name="L8">
      <style:text-properties style:language-asian="ja" style:country-asian="JP"/>
    </style:style>
    <style:style style:name="P24" style:family="paragraph" style:parent-style-name="Standard" style:list-style-name="L9">
      <style:text-properties style:language-asian="ja" style:country-asian="JP"/>
    </style:style>
    <style:style style:name="P25" style:family="paragraph" style:parent-style-name="Standard" style:list-style-name="L10">
      <style:text-properties style:language-asian="ja" style:country-asian="JP"/>
    </style:style>
    <style:style style:name="P26" style:family="paragraph" style:parent-style-name="Standard" style:list-style-name="L11">
      <style:text-properties style:language-asian="ja" style:country-asian="JP"/>
    </style:style>
    <style:style style:name="P27" style:family="paragraph" style:parent-style-name="Standard" style:list-style-name="L12">
      <style:text-properties style:language-asian="ja" style:country-asian="JP"/>
    </style:style>
    <style:style style:name="P28" style:family="paragraph" style:parent-style-name="Standard" style:list-style-name="L13">
      <style:text-properties style:language-asian="ja" style:country-asian="JP"/>
    </style:style>
    <style:style style:name="P29" style:family="paragraph" style:parent-style-name="Standard" style:list-style-name="L14">
      <style:text-properties style:language-asian="ja" style:country-asian="JP"/>
    </style:style>
    <style:style style:name="P30" style:family="paragraph" style:parent-style-name="Standard" style:list-style-name="L16">
      <style:text-properties style:language-asian="ja" style:country-asian="JP"/>
    </style:style>
    <style:style style:name="P31" style:family="paragraph" style:parent-style-name="Standard" style:list-style-name="L22">
      <style:text-properties style:language-asian="ja" style:country-asian="JP"/>
    </style:style>
    <style:style style:name="P32" style:family="paragraph" style:parent-style-name="Standard" style:list-style-name="L23">
      <style:text-properties style:language-asian="ja" style:country-asian="JP"/>
    </style:style>
    <style:style style:name="P33" style:family="paragraph" style:parent-style-name="Standard" style:list-style-name="L24">
      <style:text-properties style:language-asian="ja" style:country-asian="JP"/>
    </style:style>
    <style:style style:name="P34" style:family="paragraph" style:parent-style-name="Standard" style:list-style-name="L25">
      <style:text-properties style:language-asian="ja" style:country-asian="JP"/>
    </style:style>
    <style:style style:name="P35" style:family="paragraph" style:parent-style-name="Standard" style:list-style-name="L26">
      <style:text-properties style:language-asian="ja" style:country-asian="JP"/>
    </style:style>
    <style:style style:name="P36" style:family="paragraph" style:parent-style-name="Standard" style:list-style-name="L27">
      <style:text-properties style:language-asian="ja" style:country-asian="JP"/>
    </style:style>
    <style:style style:name="P37" style:family="paragraph" style:parent-style-name="Standard" style:list-style-name="L28">
      <style:text-properties style:language-asian="ja" style:country-asian="JP"/>
    </style:style>
    <style:style style:name="P38" style:family="paragraph" style:parent-style-name="Standard" style:list-style-name="L29">
      <style:text-properties style:language-asian="ja" style:country-asian="JP"/>
    </style:style>
    <style:style style:name="P39" style:family="paragraph" style:parent-style-name="Standard" style:list-style-name="L30">
      <style:text-properties style:language-asian="ja" style:country-asian="JP"/>
    </style:style>
    <style:style style:name="P40" style:family="paragraph" style:parent-style-name="Standard" style:list-style-name="L15"/>
    <style:style style:name="P41" style:family="paragraph" style:parent-style-name="Standard" style:list-style-name="L17"/>
    <style:style style:name="P42" style:family="paragraph" style:parent-style-name="Standard" style:list-style-name="L17">
      <style:text-properties style:font-name-asian="メイリオ2" style:language-asian="ja" style:country-asian="JP" style:font-style-asian="normal"/>
    </style:style>
    <style:style style:name="P43" style:family="paragraph" style:parent-style-name="Standard" style:list-style-name="L18"/>
    <style:style style:name="P44" style:family="paragraph" style:parent-style-name="Standard" style:list-style-name="L19">
      <style:text-properties style:font-name="メイリオ2" style:font-name-asian="メイリオ2"/>
    </style:style>
    <style:style style:name="P45" style:family="paragraph" style:parent-style-name="Standard" style:list-style-name="L20">
      <style:text-properties style:font-name="メイリオ2" style:font-name-asian="メイリオ2"/>
    </style:style>
    <style:style style:name="P46" style:family="paragraph" style:parent-style-name="Standard" style:list-style-name="L20">
      <style:text-properties style:font-name="メイリオ2" style:font-name-asian="メイリオ2" style:language-asian="ja" style:country-asian="JP" style:font-style-asian="normal"/>
    </style:style>
    <style:style style:name="P47" style:family="paragraph" style:parent-style-name="Standard" style:list-style-name="L21">
      <style:text-properties style:font-name="メイリオ2" style:font-name-asian="メイリオ2" style:language-asian="ja" style:country-asian="JP" style:font-style-asian="normal"/>
    </style:style>
    <style:style style:name="P48" style:family="paragraph" style:parent-style-name="Standard" style:list-style-name="L21">
      <style:text-properties style:font-name="メイリオ2" style:font-name-asian="メイリオ2"/>
    </style:style>
    <style:style style:name="P49" style:family="paragraph" style:parent-style-name="Standard" style:list-style-name="L5">
      <style:paragraph-properties fo:margin-left="2.501cm" fo:margin-right="0cm" fo:text-indent="-0.635cm" style:auto-text-indent="false"/>
      <style:text-properties style:language-asian="ja" style:country-asian="JP"/>
    </style:style>
    <style:style style:name="P50" style:family="paragraph" style:parent-style-name="Standard" style:list-style-name="L6">
      <style:paragraph-properties fo:margin-left="2.501cm" fo:margin-right="0cm" fo:text-indent="-0.635cm" style:auto-text-indent="false"/>
      <style:text-properties style:language-asian="ja" style:country-asian="JP"/>
    </style:style>
    <style:style style:name="P51" style:family="paragraph" style:parent-style-name="Standard" style:list-style-name="L5">
      <style:paragraph-properties fo:margin-left="3.752cm" fo:margin-right="0cm" fo:text-indent="-0.635cm" style:auto-text-indent="false"/>
      <style:text-properties style:language-asian="ja" style:country-asian="JP"/>
    </style:style>
    <style:style style:name="P52" style:family="paragraph" style:parent-style-name="Standard" style:list-style-name="L6">
      <style:paragraph-properties fo:margin-left="3.752cm" fo:margin-right="0cm" fo:text-indent="-0.635cm" style:auto-text-indent="false"/>
      <style:text-properties style:language-asian="ja" style:country-asian="JP"/>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3-3-31</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3">Pickles Framework の概要<text:tab/>5</text:p>
          <text:p text:style-name="P14">「サイトマップ」「コンテンツ」「テーマ」<text:tab/>5</text:p>
          <text:p text:style-name="P14">主な制作の手順<text:tab/>5</text:p>
          <text:p text:style-name="P13">セットアップ手順<text:tab/>7</text:p>
          <text:p text:style-name="P14">パーミッション設定<text:tab/>7</text:p>
          <text:p text:style-name="P14">バージョン番号の見方<text:tab/>7</text:p>
          <text:p text:style-name="P13">ディレクトリ構成<text:tab/>9</text:p>
          <text:p text:style-name="P14">インストールディレクトリ<text:tab/>9</text:p>
          <text:p text:style-name="P13">サイトマップの管理<text:tab/>10</text:p>
          <text:p text:style-name="P14">サイトマップの形式<text:tab/>10</text:p>
          <text:p text:style-name="P14">サイトマップCSVの設置場所<text:tab/>10</text:p>
          <text:p text:style-name="P14">サイトマップCSVの定義<text:tab/>11</text:p>
          <text:p text:style-name="P14">ダイナミックパス機能<text:tab/>11</text:p>
          <text:p text:style-name="P14">エイリアス機能<text:tab/>12</text:p>
          <text:p text:style-name="P13">コンテンツの制作ルール<text:tab/>14</text:p>
          <text:p text:style-name="P14">コンテンツ制作マニュアル<text:tab/>14</text:p>
          <text:p text:style-name="P14">コンテンツモジュール一覧<text:tab/>14</text:p>
          <text:p text:style-name="P13">テーマ<text:tab/>15</text:p>
          <text:p text:style-name="P14">複数のテーマの管理と切り替え<text:tab/>15</text:p>
          <text:p text:style-name="P14">レイアウト<text:tab/>15</text:p>
          <text:p text:style-name="P14">テーマの格納ディレクトリ<text:tab/>15</text:p>
          <text:p text:style-name="P14">テンプレートの記述<text:tab/>16</text:p>
          <text:p text:style-name="P15">コンテンツを出力する<text:tab/>16</text:p>
          <text:p text:style-name="P15">コンテンツが定義したCSSやJavaScriptを出力する<text:tab/>16</text:p>
          <text:p text:style-name="P15">ページの情報を出力する<text:tab/>17</text:p>
          <text:p text:style-name="P15">その他の機能から出力する<text:tab/>17</text:p>
          <text:p text:style-name="P14">コンテンツソースのDOM置換加工<text:tab/>18</text:p>
          <text:p text:style-name="P13">パブリッシュ<text:tab/>19</text:p>
          <text:p text:style-name="P14">パブリッシュ実行手順<text:tab/>19</text:p>
          <text:p text:style-name="P14">設定<text:tab/>19</text:p>
          <text:p text:style-name="P14">仕様<text:tab/>19</text:p>
          <text:p text:style-name="P15">パブリッシュ対象ファイルの一覧をどう生成するか<text:tab/>20</text:p>
          <text:p text:style-name="P15">静的書き出しファイルと動的書き出しファイル<text:tab/>20</text:p>
          <text:p text:style-name="P15">X-PXFW-RELATEDLINK<text:tab/>20</text:p>
          <text:p text:style-name="P13"><text:soft-page-break/>メインコンフィグ<text:tab/>21</text:p>
          <text:p text:style-name="P14">書式<text:tab/>21</text:p>
          <text:p text:style-name="P14">設定項目<text:tab/>21</text:p>
          <text:p text:style-name="P15">project<text:tab/>21</text:p>
          <text:p text:style-name="P15">paths<text:tab/>21</text:p>
          <text:p text:style-name="P15">dbms<text:tab/>22</text:p>
          <text:p text:style-name="P15">publish<text:tab/>22</text:p>
          <text:p text:style-name="P15">system<text:tab/>22</text:p>
          <text:p text:style-name="P13">データベース(RDBMS)の利用<text:tab/>24</text:p>
          <text:p text:style-name="P13">ユーザーの管理<text:tab/>25</text:p>
          <text:p text:style-name="P14">ユーザー情報格納テーブルの構造<text:tab/>25</text:p>
          <text:p text:style-name="P15">ユーザーテーブル： {$dbms.prefix}_user<text:tab/>25</text:p>
          <text:p text:style-name="P14">セットアップ手順<text:tab/>25</text:p>
          <text:p text:style-name="P13">PXコマンド<text:tab/>27</text:p>
          <text:p text:style-name="P14">実行方法<text:tab/>27</text:p>
          <text:p text:style-name="P14">PXコマンド一覧<text:tab/>27</text:p>
          <text:p text:style-name="P14">PX=api の詳細<text:tab/>28</text:p>
          <text:p text:style-name="P13">コーディング規約<text:tab/>31</text:p>
          <text:p text:style-name="P14">内部エンコード<text:tab/>31</text:p>
          <text:p text:style-name="P14">改行コード<text:tab/>31</text:p>
          <text:p text:style-name="P14">インデント<text:tab/>31</text:p>
          <text:p text:style-name="P14">演算子<text:tab/>31</text:p>
          <text:p text:style-name="P14">命名規則<text:tab/>31</text:p>
          <text:p text:style-name="P15">PHPのクラス名<text:tab/>31</text:p>
          <text:p text:style-name="P15">PHPのメソッド名<text:tab/>31</text:p>
          <text:p text:style-name="P15">JavaScriptのオブジェクト名<text:tab/>32</text:p>
          <text:p text:style-name="P15">CSSクラス名<text:tab/>32</text:p>
          <text:p text:style-name="P15">パラメータ、クッキー、セッション、HTTP拡張ヘッダー<text:tab/>32</text:p>
          <text:p text:style-name="P15">名称の省略について<text:tab/>32</text:p>
          <text:p text:style-name="P15">その他<text:tab/>33</text:p>
          <text:p text:style-name="P14">予約語<text:tab/>33</text:p>
          <text:p text:style-name="P15">URIパラメータ<text:tab/>33</text:p>
          <text:p text:style-name="P15">クッキー<text:tab/>33</text:p>
          <text:p text:style-name="P15">セッション<text:tab/>34</text:p>
          <text:p text:style-name="P15">HTTPレスポンスヘッダー<text:tab/>34</text:p>
        </text:index-body>
      </text:table-of-content>
      <text:p text:style-name="Standard"/>
      <text:p text:style-name="Standard"><text:soft-page-break/></text:p>
      <text:p text:style-name="P7"/>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936431603325428580" text:style-name="L1">
        <text:list-item>
          <text:p text:style-name="P16"><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6"><text:span text:style-name="T3">コンテンツ</text:span><text:line-break/>ページ要素のうち、内容部分だけを取り出した概念。</text:p>
        </text:list-item>
        <text:list-item>
          <text:p text:style-name="P16"><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8297885237419855233" text:style-name="L2">
        <text:list-item>
          <text:p text:style-name="P17">サイトマップを定義</text:p>
        </text:list-item>
        <text:list-item>
          <text:p text:style-name="P17">コンテンツを編集</text:p>
        </text:list-item>
        <text:list-item>
          <text:p text:style-name="P17">テーマを編集</text:p>
        </text:list-item>
        <text:list-item>
          <text:p text:style-name="P17">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8"/>
      <text:h text:style-name="Heading_20_1" text:outline-level="1">セットアップ手順</text:h>
      <text:p text:style-name="P2"/>
      <text:list xml:id="list2168055303475095777" text:style-name="L3">
        <text:list-item>
          <text:p text:style-name="P18">リポジトリのタグページ( https://github.com/tomk79/PxFW-1.x/tags )より、ソース一式をダウンロードします。</text:p>
        </text:list-item>
        <text:list-item>
          <text:p text:style-name="P18">解凍します。</text:p>
        </text:list-item>
        <text:list-item>
          <text:p text:style-name="P18">htdocsに格納されたファイル一式を、お使いのウェブサーバーのドキュメントルート配下の任意のディレクトリに設置します。</text:p>
        </text:list-item>
        <text:list-item>
          <text:p text:style-name="P18">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3168734957237677200" text:style-name="L4">
        <text:list-item>
          <text:p text:style-name="P19">./_PX/_sys</text:p>
        </text:list-item>
        <text:list-item>
          <text:p text:style-name="P19">./_caches</text:p>
        </text:list-item>
      </text:list>
      <text:p text:style-name="P2"/>
      <text:h text:style-name="Heading_20_2" text:outline-level="2">バージョン番号の見方</text:h>
      <text:list xml:id="list436533773825105081" text:style-name="L5">
        <text:list-item>
          <text:p text:style-name="P20">基本</text:p>
        </text:list-item>
        <text:list-item>
          <text:p text:style-name="P49">メジャーバージョン番号.マイナーバージョン番号.リリース番号</text:p>
        </text:list-item>
        <text:list-item>
          <text:p text:style-name="P51">例：1.0.0</text:p>
        </text:list-item>
        <text:list-item>
          <text:p text:style-name="P51">例：1.8.9</text:p>
        </text:list-item>
        <text:list-item>
          <text:p text:style-name="P51">例：12.19.129</text:p>
        </text:list-item>
        <text:list-item>
          <text:p text:style-name="P49">大規模な仕様の変更や追加を伴う場合にはメジャーバージョンを上げる。</text:p>
        </text:list-item>
        <text:list-item>
          <text:p text:style-name="P49">小規模な仕様の変更や追加の場合は、マイナーバージョンを上げる。</text:p>
        </text:list-item>
        <text:list-item>
          <text:p text:style-name="P49">バグ修正、ドキュメント、コメント修正等の小さな変更は、リリース番号を上げる。</text:p>
        </text:list-item>
        <text:list-item>
          <text:p text:style-name="P20">開発中プレビュー版</text:p>
        </text:list-item>
        <text:list-item>
          <text:p text:style-name="P49">基本バージョンの後ろに、a(=α版)またはb(=β版)を付加し、その連番を記載します。</text:p>
        </text:list-item>
        <text:list-item>
          <text:p text:style-name="P51">例：1.0.0a1 ←最初のα版</text:p>
        </text:list-item>
        <text:list-item>
          <text:p text:style-name="P51">例：1.0.0b12 ←12回目のβ版</text:p>
        </text:list-item>
        <text:list-item>
          <text:p text:style-name="P49"><text:soft-page-break/>開発中およびリリースバージョンの順序は次の通り</text:p>
        </text:list-item>
        <text:list-item>
          <text:p text:style-name="P51">1.0.0a1 -&gt; 1.0.0a2 -&gt; 1.0.0b1 -&gt;1.0.0b2 -&gt; 1.0.0 -&gt;1.0.1a1 ...</text:p>
        </text:list-item>
        <text:list-item>
          <text:p text:style-name="P20">ナイトリービルド</text:p>
        </text:list-item>
        <text:list-item>
          <text:p text:style-name="P49">ビルドの手順はないので正確には "ビルド" ではないが、バージョン番号が振られていない、開発途中のリビジョンをナイトリービルドと呼ぶ。</text:p>
        </text:list-item>
        <text:list-item>
          <text:p text:style-name="P49">ナイトリービルドの場合、バージョン情報は、ひとつ前のバージョン文字列の末尾に、'-nb' を付加する。</text:p>
        </text:list-item>
        <text:list-item>
          <text:p text:style-name="P51">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8896434330134068502" text:style-name="L6">
        <text:list-item>
          <text:p text:style-name="P21">@_PX (Pickles Frameworkディレクトリ)</text:p>
        </text:list-item>
        <text:list-item>
          <text:p text:style-name="P50">@_FW (フレームワーク関連ライブラリ)</text:p>
        </text:list-item>
        <text:list-item>
          <text:p text:style-name="P50">@_sys (システムが書き込む領域)</text:p>
        </text:list-item>
        <text:list-item>
          <text:p text:style-name="P50">@configs (設定ファイル格納ディレクトリ)</text:p>
        </text:list-item>
        <text:list-item>
          <text:p text:style-name="P52">mainconf.ini (PxFWのメインコンフィグ)</text:p>
        </text:list-item>
        <text:list-item>
          <text:p text:style-name="P52">sitemap_definition.csv (サイトマップ定義設定)</text:p>
        </text:list-item>
        <text:list-item>
          <text:p text:style-name="P50">@sitemaps (サイトマップCSV格納ディレクトリ)</text:p>
        </text:list-item>
        <text:list-item>
          <text:p text:style-name="P50">@plugins (プラグイン格納ディレクトリ)</text:p>
        </text:list-item>
        <text:list-item>
          <text:p text:style-name="P50">@libs (ライブラリ格納ディレクトリ)</text:p>
        </text:list-item>
        <text:list-item>
          <text:p text:style-name="P50">@themes (テーマコレクション格納ディレクトリ)</text:p>
        </text:list-item>
        <text:list-item>
          <text:p text:style-name="P21">@_caches (公開キャッシュディレクトリ)</text:p>
        </text:list-item>
        <text:list-item>
          <text:p text:style-name="P50">@_contents (コンテンツに由来するキャッシュ)</text:p>
        </text:list-item>
        <text:list-item>
          <text:p text:style-name="P50">@_themes (テーマに由来するキャッシュ)</text:p>
        </text:list-item>
        <text:list-item>
          <text:p text:style-name="P21">@common</text:p>
        </text:list-item>
        <text:list-item>
          <text:p text:style-name="P50">@css</text:p>
        </text:list-item>
        <text:list-item>
          <text:p text:style-name="P50">@img</text:p>
        </text:list-item>
        <text:list-item>
          <text:p text:style-name="P50">@js</text:p>
        </text:list-item>
        <text:list-item>
          <text:p text:style-name="P50">@inc</text:p>
        </text:list-item>
        <text:list-item>
          <text:p text:style-name="P21">.htaccess (mod_rewrite設定、など)</text:p>
        </text:list-item>
        <text:list-item>
          <text:p text:style-name="P21">_px_execute.php (Pickles Frameworkの実行ファイル)</text:p>
        </text:list-item>
        <text:list-item>
          <text:p text:style-name="P21">index.html (トップページのコンテンツ)</text:p>
        </text:list-item>
      </text:list>
      <text:p text:style-name="Text_20_body"/>
      <text:p text:style-name="Text_20_body"/>
      <text:p text:style-name="P8"/>
      <text:h text:style-name="P9"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6439564055502872308" text:style-name="L7">
        <text:list-item>
          <text:p text:style-name="P22"><text:span text:style-name="T3">文字エンコード</text:span><text:line-break/>UTF-8</text:p>
        </text:list-item>
        <text:list-item>
          <text:p text:style-name="P22"><text:span text:style-name="T3">区切り文字</text:span><text:line-break/>, (カンマ)</text:p>
        </text:list-item>
        <text:list-item>
          <text:p text:style-name="P22"><text:span text:style-name="T3">値を囲む</text:span><text:line-break/>“ (ダブルクオート)</text:p>
        </text:list-item>
        <text:list-item>
          <text:p text:style-name="P22"><text:span text:style-name="T3">エスケープ</text:span><text:line-break/>““ (ダブルクオートを重ねる)</text:p>
        </text:list-item>
        <text:list-item>
          <text:p text:style-name="P22"><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3188543741895832016" text:style-name="L8">
        <text:list-item>
          <text:p text:style-name="P23">./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2977129115368018833" text:style-name="L9">
        <text:list-item>
          <text:p text:style-name="P24">./_PX/configs/sitemap_definition.csv</text:p>
        </text:list-item>
      </text:list>
      <text:p text:style-name="P2"/>
      <text:p text:style-name="P2">初期状態での設定は次のようになっています。</text:p>
      <text:p text:style-name="P2"><draw:frame draw:style-name="fr1"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7193158813600545268" text:style-name="L10">
        <text:list-item>
          <text:p text:style-name="P25">path</text:p>
        </text:list-item>
        <text:list-item>
          <text:p text:style-name="P25">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1"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text:soft-page-break/>部分には任意の値を受け取ることができます。</text:p>
      <text:p text:style-name="P2"/>
      <text:p text:style-name="P2">また、次の例のように、{*a}を使うこともできます。</text:p>
      <text:p text:style-name="P2"><draw:frame draw:style-name="fr1"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6483518610709539682" text:style-name="L11">
        <text:list-item>
          <text:p text:style-name="P26">{$a}を取得する ⇒ $px-&gt;req()-&gt;get_path_param('a')</text:p>
        </text:list-item>
        <text:list-item>
          <text:p text:style-name="P26">{$b}を取得する ⇒ $px-&gt;req()-&gt;get_path_param('b')</text:p>
        </text:list-item>
        <text:list-item>
          <text:p text:style-name="P26">{$}を取得する ⇒ $px-&gt;req()-&gt;get_path_param('')</text:p>
        </text:list-item>
        <text:list-item>
          <text:p text:style-name="P26">{*a}を取得する ⇒ $px-&gt;req()-&gt;get_path_param('a')</text:p>
        </text:list-item>
        <text:list-item>
          <text:p text:style-name="P26">{*}を取得する ⇒ $px-&gt;req()-&gt;get_path_param('')</text:p>
        </text:list-item>
      </text:list>
      <text:p text:style-name="P2"/>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5"/>
      <text:p text:style-name="P4"/>
      <text:h text:style-name="P11"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1"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text:soft-page-break/>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4"/>
      <text:p text:style-name="P4"/>
      <text:p text:style-name="P8"/>
      <text:h text:style-name="P9"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8"/>
      <text:h text:style-name="P9"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6223694753956885834" text:style-name="L12">
        <text:list-item>
          <text:p text:style-name="P27">./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5637931798927639627" text:style-name="L13">
        <text:list-item>
          <text:p text:style-name="P28">ページ名を出力する<text:line-break/>&lt;title&gt;&lt;?php print t::h($page_info['title']); ?&gt; | サイト名&lt;/title&gt;</text:p>
        </text:list-item>
        <text:list-item>
          <text:p text:style-name="P28">ページ名(h1用)を出力する<text:line-break/>&lt;h1&gt;&lt;?php print t::h( $page_info['title_h1'] ); ?&gt;&lt;/h1&gt;</text:p>
        </text:list-item>
        <text:list-item>
          <text:p text:style-name="P28">メタタグ descriptionを出力する<text:line-break/>&lt;meta name="description" content="&lt;?php print t::h($page_info['description']); ?&gt;" /&gt;</text:p>
        </text:list-item>
        <text:list-item>
          <text:p text:style-name="P28">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2157721444" text:continue-numbering="true" text:style-name="L13">
        <text:list-item>
          <text:p text:style-name="P28">コンフィグに設定されたサイト名を出力する<text:line-break/><text:soft-page-break/>&lt;title&gt;&lt;?php print t::h($px-&gt;get_conf('project.name')); ?&gt;&lt;/title&gt;</text:p>
        </text:list-item>
        <text:list-item>
          <text:p text:style-name="P28">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8"/>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836291320190077535" text:style-name="L14">
        <text:list-item>
          <text:p text:style-name="P29">Pickles Frameworkの任意のパスに、URLパラメータ ?PX=publish を付加してアクセスする。</text:p>
        </text:list-item>
        <text:list-item>
          <text:p text:style-name="P29">「パブリッシュを実行する」ボタンを押す。</text:p>
        </text:list-item>
        <text:list-item>
          <text:p text:style-name="P29">パブリッシュを実行する画面が表示されるので、終了するまで待つ。</text:p>
        </text:list-item>
        <text:list-item>
          <text:p text:style-name="P29">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5034670580844336989" text:style-name="L15">
        <text:list-item>
          <text:p text:style-name="P40">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パブリッシュの仕様について説明します。</text:p>
      <text:p text:style-name="P2"/>
      <text:h text:style-name="Heading_20_3" text:outline-level="3"><text:soft-page-break/>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4319875619798370356" text:style-name="L16">
        <text:list-item>
          <text:p text:style-name="P30">$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12" text:outline-level="3">project</text:h>
      <text:list xml:id="list3234137000908908540" text:style-name="L17">
        <text:list-item>
          <text:p text:style-name="P41"><text:span text:style-name="T6">id<text:line-break/></text:span><text:span text:style-name="T8">プロジェクトのID</text:span></text:p>
        </text:list-item>
        <text:list-item>
          <text:p text:style-name="P41"><text:span text:style-name="T6">name<text:line-break/></text:span><text:span text:style-name="T10">プロジェクトの名前。サイト名</text:span></text:p>
        </text:list-item>
        <text:list-item>
          <text:p text:style-name="P42">path_top<text:line-break/>トップページのパス</text:p>
        </text:list-item>
        <text:list-item>
          <text:p text:style-name="P41"><text:span text:style-name="T6">auth_type<text:line-break/></text:span><text:span text:style-name="T8">認証の種類(basic|digest)</text:span></text:p>
        </text:list-item>
        <text:list-item>
          <text:p text:style-name="P41"><text:span text:style-name="T6">auth_name<text:line-break/></text:span><text:span text:style-name="T8">認証ID</text:span></text:p>
        </text:list-item>
        <text:list-item>
          <text:p text:style-name="P41"><text:span text:style-name="T6">auth_password<text:line-break/></text:span><text:span text:style-name="T10">認証パスワード</text:span></text:p>
        </text:list-item>
      </text:list>
      <text:p text:style-name="P3"/>
      <text:h text:style-name="P12" text:outline-level="3">paths</text:h>
      <text:p text:style-name="P3"/>
      <text:list xml:id="list4665533695630421297" text:style-name="L18">
        <text:list-item>
          <text:p text:style-name="P43"><text:span text:style-name="T6">px_dir<text:line-break/></text:span><text:span text:style-name="T9">Pickles Framework</text:span><text:span text:style-name="T8"> ディレクトリのパス</text:span></text:p>
        </text:list-item>
        <text:list-item>
          <text:p text:style-name="P43"><text:span text:style-name="T6">access_log<text:line-break/></text:span><text:soft-page-break/><text:span text:style-name="T10">アクセスログの出力先ファイルパス</text:span></text:p>
        </text:list-item>
        <text:list-item>
          <text:p text:style-name="P43"><text:span text:style-name="T6">error_log<text:line-break/></text:span><text:span text:style-name="T10">エラーログの出力先ファイルパス</text:span></text:p>
        </text:list-item>
      </text:list>
      <text:p text:style-name="P3"/>
      <text:h text:style-name="P12" text:outline-level="3">db<text:span text:style-name="T1">m</text:span>s</text:h>
      <text:p text:style-name="P3"/>
      <text:list xml:id="list4561500353833857091" text:style-name="L19">
        <text:list-item>
          <text:p text:style-name="P44"><text:span text:style-name="T11">dbms<text:line-break/></text:span><text:span text:style-name="T2">RDBMSの種類。mysql|postgresql|sqlite</text:span></text:p>
        </text:list-item>
        <text:list-item>
          <text:p text:style-name="P44"><text:span text:style-name="T11">host<text:line-break/>接続先</text:span><text:span text:style-name="T2">ホスト名</text:span></text:p>
        </text:list-item>
        <text:list-item>
          <text:p text:style-name="P44"><text:span text:style-name="T11">port<text:line-break/>接続先</text:span><text:span text:style-name="T2">ポート番号</text:span></text:p>
        </text:list-item>
        <text:list-item>
          <text:p text:style-name="P44"><text:span text:style-name="T11">database_name<text:line-break/></text:span><text:span text:style-name="T2">データベース名。(sqliteの場合はDBファイルのパス)</text:span></text:p>
        </text:list-item>
        <text:list-item>
          <text:p text:style-name="P44"><text:span text:style-name="T11">user<text:line-break/></text:span><text:span text:style-name="T2">ユーザー名</text:span></text:p>
        </text:list-item>
        <text:list-item>
          <text:p text:style-name="P44"><text:span text:style-name="T11">password<text:line-break/></text:span><text:span text:style-name="T2">パスワード</text:span></text:p>
        </text:list-item>
        <text:list-item>
          <text:p text:style-name="P44"><text:span text:style-name="T11">charset<text:line-break/></text:span><text:span text:style-name="T2">文字セット</text:span></text:p>
        </text:list-item>
      </text:list>
      <text:p text:style-name="P3"/>
      <text:h text:style-name="P12" text:outline-level="3">publish</text:h>
      <text:p text:style-name="P3"/>
      <text:list xml:id="list1753150659489041987" text:style-name="L20">
        <text:list-item>
          <text:p text:style-name="P45"><text:span text:style-name="T11">path_publish_dir<text:line-break/></text:span><text:span text:style-name="T2">パブリッシュ先のディレクトリパス</text:span></text:p>
        </text:list-item>
        <text:list-item>
          <text:p text:style-name="P46">paths_ignore<text:line-break/>パブリッシュ対象外のパス(改行区切りで複数指定可)</text:p>
        </text:list-item>
      </text:list>
      <text:p text:style-name="P3"/>
      <text:h text:style-name="P12" text:outline-level="3">system</text:h>
      <text:p text:style-name="P3"/>
      <text:list xml:id="list2875457726679606548" text:style-name="L21">
        <text:list-item>
          <text:p text:style-name="P48"><text:span text:style-name="T11">allow_pxcommands<text:line-break/>PX</text:span><text:span text:style-name="T2">コマンドの実行を許可するフラグ</text:span></text:p>
        </text:list-item>
        <text:list-item>
          <text:p text:style-name="P48"><text:span text:style-name="T11">session_name<text:line-break/></text:span><text:soft-page-break/><text:span text:style-name="T2">セッション名</text:span></text:p>
        </text:list-item>
        <text:list-item>
          <text:p text:style-name="P47">session_expire<text:line-break/>セッションの有効期限(秒)</text:p>
        </text:list-item>
        <text:list-item>
          <text:p text:style-name="P47">default_theme_id<text:line-break/>デフォルトのテーマID</text:p>
        </text:list-item>
        <text:list-item>
          <text:p text:style-name="P47">filesystem_encoding<text:line-break/>ファイルシステムの文字エンコーディング(ファイル名などに適用)</text:p>
        </text:list-item>
        <text:list-item>
          <text:p text:style-name="P47">output_encoding<text:line-break/>出力コンテンツの文字エンコーディング</text:p>
        </text:list-item>
        <text:list-item>
          <text:p text:style-name="P47">output_eof_coding<text:line-break/>出力コンテンツの改行コード</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る。</text:p>
      <text:p text:style-name="P2"/>
      <text:list xml:id="list4716395308058790913" text:style-name="L22">
        <text:list-item>
          <text:p text:style-name="P31">MySQL</text:p>
        </text:list-item>
        <text:list-item>
          <text:p text:style-name="P31">PostgreSQL</text:p>
        </text:list-item>
        <text:list-item>
          <text:p text:style-name="P31">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10"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text:soft-page-break/>ジを参照)ことで初期構築されます。</text:p>
      <text:p text:style-name="P7"/>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8734806940269000192" text:style-name="L23">
        <text:list-item>
          <text:p text:style-name="P32">api<text:line-break/>外部のアプリケーションと通信するためのAPIを提供する。</text:p>
        </text:list-item>
        <text:list-item>
          <text:p text:style-name="P32">clearcache<text:line-break/>Pickles Framework が作成するキャッシュファイルをクリアする。</text:p>
        </text:list-item>
        <text:list-item>
          <text:p text:style-name="P32">config<text:line-break/>Pickles Framework のコンフィグ内容を確認する。</text:p>
        </text:list-item>
        <text:list-item>
          <text:p text:style-name="P32">edit<text:line-break/>カレントページのコンテンツソースを直接編集する。</text:p>
        </text:list-item>
        <text:list-item>
          <text:p text:style-name="P32">fillcontents<text:line-break/>サイトマップに記載された content の情報を元に、未作成のコンテンツの空ファイルを作成する。</text:p>
        </text:list-item>
        <text:list-item>
          <text:p text:style-name="P32">initialize<text:line-break/>データベースなど初期構築を実行する。</text:p>
        </text:list-item>
        <text:list-item>
          <text:p text:style-name="P32">pageinfo<text:line-break/>カレントページのページ情報を表示する。</text:p>
        </text:list-item>
        <text:list-item>
          <text:p text:style-name="P32">phpinfo<text:line-break/>phpinfo() を実行し、PHPの設定情報を確認する。</text:p>
        </text:list-item>
        <text:list-item>
          <text:p text:style-name="P32">plugins<text:line-break/>プラグインが提供するPXコマンドインターフェイスを呼び出す。</text:p>
        </text:list-item>
        <text:list-item>
          <text:p text:style-name="P32">publish<text:line-break/>静的なファイル群にパブリッシュする。</text:p>
        </text:list-item>
        <text:list-item>
          <text:p text:style-name="P32"><text:soft-page-break/>rdb<text:line-break/>データベースの内容を閲覧・操作する。</text:p>
        </text:list-item>
        <text:list-item>
          <text:p text:style-name="P32">sitemap<text:line-break/>サイトマップを表示する。</text:p>
        </text:list-item>
        <text:list-item>
          <text:p text:style-name="P32">sitemap_definition<text:line-break/>サイトマップ定義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4050431820199187522" text:style-name="L24">
        <text:list-item>
          <text:p text:style-name="P33">api.dlfile.config<text:line-break/>コンフィグファイル(mainconfig.ini) をダウンロードする。</text:p>
        </text:list-item>
        <text:list-item>
          <text:p text:style-name="P33">api.dlfile.sitemap_definition<text:line-break/>サイトマップ構造定義ファイル(sitemap_definition.csv) をダウンロードする。</text:p>
        </text:list-item>
        <text:list-item>
          <text:p text:style-name="P33">api.dlfile.content<text:line-break/>コンテンツディレクトリ内の任意のファイルをダウンロードする。対象とするファイルのパスは、pathパラメータに指示する。</text:p>
        </text:list-item>
        <text:list-item>
          <text:p text:style-name="P33">api.dlfile.sitemap<text:line-break/>サイトマップディレクトリ内の任意のファイルをダウンロードする。対象とするファイルのパスは、pathパラメータに指示する。</text:p>
        </text:list-item>
        <text:list-item>
          <text:p text:style-name="P33">api.dlfile.theme.(テーマID)<text:line-break/>指定のテーマIDのディレクトリ内の任意のファイルをダウンロードする。対象とするファイルのパスは、pathパラメータに指示する。</text:p>
        </text:list-item>
        <text:list-item>
          <text:p text:style-name="P33">api.ulfile.config<text:line-break/>コンフィグファイル(mainconfig.ini) をアップロードする。</text:p>
        </text:list-item>
        <text:list-item>
          <text:p text:style-name="P33">api.ulfile.sitemap_definition<text:line-break/>サイトマップ構造定義ファイル(sitemap_definition.csv) をアップロードする。</text:p>
        </text:list-item>
        <text:list-item>
          <text:p text:style-name="P33">api.ulfile.content<text:line-break/>コンテンツディレクトリ内の任意のファイルをアップロードする。対象とするファイルのパスは、pathパラメータに指示する。</text:p>
        </text:list-item>
        <text:list-item>
          <text:p text:style-name="P33">api.ulfile.sitemap<text:line-break/>サイトマップディレクトリ内の任意のファイルをアップロードする。対象とする<text:soft-page-break/>ファイルのパスは、pathパラメータに指示する。</text:p>
        </text:list-item>
        <text:list-item>
          <text:p text:style-name="P33">api.ulfile.theme.(テーマID)<text:line-break/>指定のテーマIDのディレクトリ内の任意のファイルをアップロードする。対象とするファイルのパスは、pathパラメータに指示する。</text:p>
        </text:list-item>
        <text:list-item>
          <text:p text:style-name="P33">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3">api.ls.sitemap<text:line-break/>サイトマップディレクトリ内の任意のパスに格納されたファイルの一覧をダウンロードする。対象とするファイルのパスは、pathパラメータに指示する。</text:p>
        </text:list-item>
        <text:list-item>
          <text:p text:style-name="P33">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3">api.delete.content<text:line-break/>コンテンツディレクトリ内の任意のファイルやディレクトリを削除する。対象とするファイルのパスは、pathパラメータに指示する。</text:p>
        </text:list-item>
        <text:list-item>
          <text:p text:style-name="P33">api.delete.sitemap<text:line-break/>サイトマップディレクトリ内の任意のファイルやディレクトリを削除する。対象とするファイルのパスは、pathパラメータに指示する。</text:p>
        </text:list-item>
        <text:list-item>
          <text:p text:style-name="P33">api.delete.theme.(テーマID)<text:line-break/>指定のテーマIDのディレクトリ内の任意のファイルやディレクトリを削除する。対象とするファイルのパスは、pathパラメータに指示する。</text:p>
        </text:list-item>
        <text:list-item>
          <text:p text:style-name="P33">api.get.version<text:line-break/>PxFWのバージョン番号を返す。</text:p>
        </text:list-item>
        <text:list-item>
          <text:p text:style-name="P33">api.get.config<text:line-break/>PxFWが読み込んだコンフィグの内容を返す。</text:p>
        </text:list-item>
        <text:list-item>
          <text:p text:style-name="P33">api.get.sitemap<text:line-break/>サイトマップ配列全体を返す。</text:p>
        </text:list-item>
        <text:list-item>
          <text:p text:style-name="P33">api.get.sitemap_definition<text:line-break/>サイトマップ定義を返す。</text:p>
        </text:list-item>
        <text:list-item>
          <text:p text:style-name="P33">api.hash<text:line-break/>フレームワーク管理下のすべてのファイルやディレクトリと、そのハッシュ値の一覧を出力する。text/csv の出力のみ。</text:p>
        </text:list-item>
      </text:list>
      <text:p text:style-name="P2"/>
      <text:p text:style-name="P2"><text:soft-page-break/></text:p>
      <text:p text:style-name="P2">下記のパラメータを併用することができます。</text:p>
      <text:p text:style-name="P2"/>
      <text:list xml:id="list7538661332606324349" text:style-name="L25">
        <text:list-item>
          <text:p text:style-name="P34">bin<text:line-break/>アップロードするファイルの内容。api.ulfileでのみ使用可能。</text:p>
        </text:list-item>
        <text:list-item>
          <text:p text:style-name="P34">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4">type<text:line-break/>形式をXML(デフォルト), JSON, JSONP の中から指定します。api.dlfile 以外で使用可能。</text:p>
        </text:list-item>
        <text:list-item>
          <text:p text:style-name="P34">callback<text:line-break/>JSONPのコールバック関数名を指定する。デフォルトは callback。typeにJSONPを指定した場合に使用可能。</text:p>
        </text:list-item>
      </text:list>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4239385966280249502" text:style-name="L26">
        <text:list-item>
          <text:p text:style-name="P35"><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5">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5">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p text:style-name="P2">複数形のsを厳密に取り扱います。</text:p>
      <text:p text:style-name="P2"/>
      <text:h text:style-name="Heading_20_2" text:outline-level="2">予約語</text:h>
      <text:h text:style-name="Heading_20_3" text:outline-level="3">URIパラメータ</text:h>
      <text:list xml:id="list5379295426650769660" text:style-name="L27">
        <text:list-item>
          <text:p text:style-name="P36">ID<text:line-break/>ログインユーザーアカウント(IDではなく、アカウント名)</text:p>
        </text:list-item>
        <text:list-item>
          <text:p text:style-name="P36">PW<text:line-break/>ログインユーザーパスワード</text:p>
        </text:list-item>
        <text:list-item>
          <text:p text:style-name="P36">PX<text:line-break/>PXコマンド</text:p>
        </text:list-item>
        <text:list-item>
          <text:p text:style-name="P36">THEME<text:line-break/>テーマID</text:p>
        </text:list-item>
      </text:list>
      <text:h text:style-name="Heading_20_3" text:outline-level="3">クッキー</text:h>
      <text:list xml:id="list3108514621305344862" text:style-name="L28">
        <text:list-item>
          <text:p text:style-name="P37">CCUA<text:line-break/>クッキーが利用可能であることを確認するために使用する値</text:p>
        </text:list-item>
        <text:list-item>
          <text:p text:style-name="P37">PXSID<text:line-break/>セッションキー(メインコンフィグ system.session_name で設定可能)</text:p>
        </text:list-item>
      </text:list>
      <text:p text:style-name="P2"/>
      <text:h text:style-name="Heading_20_3" text:outline-level="3"><text:soft-page-break/>セッション</text:h>
      <text:list xml:id="list674637239980551740" text:style-name="L29">
        <text:list-item>
          <text:p text:style-name="P38">USER_ID<text:line-break/>ログインユーザID(user_accountではない)</text:p>
        </text:list-item>
        <text:list-item>
          <text:p text:style-name="P38">USER_EXPIRE<text:line-break/>ログイン状態の有効期限時刻のUNIXタイムスタンプ。</text:p>
        </text:list-item>
        <text:list-item>
          <text:p text:style-name="P38">FILE<text:line-break/>アップロードファイルの一時保存領域。保存名をキーとする連想配列の形式で保持。</text:p>
        </text:list-item>
      </text:list>
      <text:p text:style-name="P2"/>
      <text:h text:style-name="Heading_20_3" text:outline-level="3">HTTPレスポンスヘッダー</text:h>
      <text:list xml:id="list5190519517813646455" text:style-name="L30">
        <text:list-item>
          <text:p text:style-name="P39">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3-31T15:26:54</dc:date>
    <meta:editing-duration>P1DT15H30M31S</meta:editing-duration>
    <meta:editing-cycles>258</meta:editing-cycles>
    <meta:generator>OpenOffice.org/3.4.1$Unix OpenOffice.org_project/341m1$Build-9593</meta:generator>
    <dc:title>Pickles Framework 1.x サイト構築管理マニュアル</dc:title>
    <meta:document-statistic meta:table-count="0" meta:image-count="0" meta:object-count="5" meta:page-count="34" meta:paragraph-count="439" meta:word-count="9851" meta:character-count="142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メイリオ" svg:font-family="メイリオ"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メイリオ" svg:font-family="メイリオ"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31">2012/12/31</text:date>, <text:time>22:12:2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